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6000001B0C112137A53406F0E.png" manifest:media-type="image/png"/>
  <manifest:file-entry manifest:full-path="Pictures/10000001000001560000019AA757E820C1BA0068.png" manifest:media-type="image/png"/>
  <manifest:file-entry manifest:full-path="Pictures/1000000100000146000001FA8253729BDC4D6394.png" manifest:media-type="image/png"/>
  <manifest:file-entry manifest:full-path="Pictures/1000000100000168000001E2B20EEF83FB841CE0.png" manifest:media-type="image/png"/>
  <manifest:file-entry manifest:full-path="Pictures/100000010000013E000001C6A35DE6D8101FAE1B.png" manifest:media-type="image/png"/>
  <manifest:file-entry manifest:full-path="Pictures/1000000000000106000001EED0085BF03CEB05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3.51cm"/>
    </style:style>
    <style:style style:name="gr2" style:family="graphic" style:parent-style-name="standard" style:list-style-name="L1">
      <style:graphic-properties draw:fill="solid" draw:fill-color="#ffbf00" draw:textarea-horizontal-align="right" draw:textarea-vertical-align="middle" draw:auto-grow-height="true" fo:min-height="0cm" fo:min-width="0cm" fo:padding-top="0.254cm" fo:padding-bottom="0.254cm" fo:padding-left="0.356cm" fo:padding-right="0.254cm"/>
      <style:paragraph-properties style:writing-mode="lr-tb"/>
    </style:style>
    <style:style style:name="gr3" style:family="graphic" style:parent-style-name="standard" style:list-style-name="L1">
      <style:graphic-properties draw:fill="solid" draw:fill-color="#ffbf00" draw:textarea-horizontal-align="right" draw:textarea-vertical-align="middle" draw:auto-grow-height="true" fo:min-height="0cm" fo:min-width="0cm" fo:padding-top="0.254cm" fo:padding-bottom="0.254cm" fo:padding-left="0.356cm" fo:padding-right="0.254cm"/>
      <style:paragraph-properties style:writing-mode="lr-tb"/>
    </style:style>
    <style:style style:name="gr4" style:family="graphic" style:parent-style-name="standard" style:list-style-name="L1">
      <style:graphic-properties draw:fill="solid" draw:fill-color="#ffbf00" draw:textarea-horizontal-align="right" draw:textarea-vertical-align="middle" draw:auto-grow-height="true" fo:min-height="0cm" fo:min-width="0cm" fo:padding-top="0.254cm" fo:padding-bottom="0.254cm" fo:padding-left="0.356cm" fo:padding-right="0.254cm"/>
      <style:paragraph-properties style:writing-mode="lr-tb"/>
    </style:style>
    <style:style style:name="gr5" style:family="graphic" style:parent-style-name="standard" style:list-style-name="L1">
      <style:graphic-properties draw:fill="solid" draw:fill-color="#ffbf00" draw:textarea-horizontal-align="right" draw:textarea-vertical-align="middle" draw:auto-grow-height="true" fo:min-height="0cm" fo:min-width="0cm" fo:padding-top="0.254cm" fo:padding-bottom="0.254cm" fo:padding-left="0.356cm" fo:padding-right="0.254cm"/>
      <style:paragraph-properties style:writing-mode="lr-tb"/>
    </style:style>
    <style:style style:name="gr6" style:family="graphic" style:parent-style-name="standard" style:list-style-name="L1">
      <style:graphic-properties draw:fill="solid" draw:fill-color="#ffbf00" draw:textarea-horizontal-align="right" draw:textarea-vertical-align="middle" draw:auto-grow-height="true" fo:min-height="0cm" fo:min-width="0cm" fo:padding-top="0.254cm" fo:padding-bottom="0.254cm" fo:padding-left="0.356cm" fo:padding-right="0.254cm"/>
      <style:paragraph-properties style:writing-mode="lr-tb"/>
    </style:style>
    <style:style style:name="gr7" style:family="graphic" style:parent-style-name="standard" style:list-style-name="L1">
      <style:graphic-properties draw:fill="solid" draw:fill-color="#ffbf00" draw:textarea-horizontal-align="right" draw:textarea-vertical-align="middle" draw:auto-grow-height="true" fo:min-height="0cm" fo:min-width="0cm" fo:padding-top="0.254cm" fo:padding-bottom="0.254cm" fo:padding-left="0.356cm" fo:padding-right="0.254cm"/>
      <style:paragraph-properties style:writing-mode="lr-tb"/>
    </style:style>
    <style:style style:name="gr8" style:family="graphic" style:parent-style-name="standard">
      <style:graphic-properties draw:fill="solid" draw:fill-color="#355269" draw:textarea-horizontal-align="justify" draw:textarea-vertical-align="middle" draw:auto-grow-height="false" fo:min-height="1.735cm" fo:min-width="2.676cm"/>
      <style:paragraph-properties style:writing-mode="lr-tb"/>
    </style:style>
    <style:style style:name="gr9" style:family="graphic" style:parent-style-name="standard" style:list-style-name="L1">
      <style:graphic-properties draw:fill="solid" draw:fill-color="#355269" draw:textarea-horizontal-align="justify" draw:textarea-vertical-align="middle" draw:auto-grow-height="false" fo:min-height="1.735cm" fo:min-width="3.946cm"/>
      <style:paragraph-properties style:writing-mode="lr-tb"/>
    </style:style>
    <style:style style:name="gr10" style:family="graphic" style:parent-style-name="objectwithoutfill">
      <style:graphic-properties svg:stroke-width="0.102cm" draw:marker-start-width="0.356cm" draw:marker-end="Arrowheads_20_12" draw:marker-end-width="0.457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ffbf00" draw:marker-start-width="0.356cm" draw:marker-end="Arrowheads_20_13" draw:marker-end-width="0.457cm" svg:stroke-opacity="50%" draw:fill="none" draw:textarea-vertical-align="middle" fo:padding-top="0.176cm" fo:padding-bottom="0.176cm" fo:padding-left="0.301cm" fo:padding-right="0.301cm" draw:shadow-offset-x="0.203cm" draw:shadow-offset-y="0.203cm"/>
    </style:style>
    <style:style style:name="gr12" style:family="graphic" style:parent-style-name="objectwithoutfill">
      <style:graphic-properties svg:stroke-width="0.102cm" svg:stroke-color="#ffbf00" draw:marker-start-width="0.356cm" draw:marker-end="Arrowheads_20_15" draw:marker-end-width="0.457cm" svg:stroke-opacity="50%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svg:stroke-color="#ffbf00" draw:marker-start-width="0.356cm" draw:marker-end="Arrowheads_20_16" draw:marker-end-width="0.457cm" svg:stroke-opacity="50%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ffbf00" draw:marker-start-width="0.356cm" draw:marker-end="Arrowheads_20_17" draw:marker-end-width="0.457cm" svg:stroke-opacity="50%" draw:fill="none" draw:textarea-vertical-align="middle" fo:padding-top="0.176cm" fo:padding-bottom="0.176cm" fo:padding-left="0.301cm" fo:padding-right="0.301cm"/>
    </style:style>
    <style:style style:name="gr15" style:family="graphic" style:parent-style-name="standard" style:list-style-name="L1">
      <style:graphic-properties draw:fill="solid" draw:fill-color="#355269" draw:textarea-horizontal-align="justify" draw:textarea-vertical-align="middle" draw:auto-grow-height="false" fo:min-height="1.601cm" fo:min-width="3.946cm"/>
      <style:paragraph-properties style:writing-mode="lr-tb"/>
    </style:style>
    <style:style style:name="gr16" style:family="graphic" style:parent-style-name="objectwithoutfill">
      <style:graphic-properties svg:stroke-width="0.102cm" draw:marker-start-width="0.356cm" draw:marker-end="Arrowheads_20_18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02cm" draw:marker-start-width="0.356cm" draw:marker-end="Arrowheads_20_30" draw:marker-end-width="0.457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ffbf00" draw:marker-start-width="0.356cm" draw:marker-end="Arrowheads_20_31" draw:marker-end-width="0.457cm" svg:stroke-opacity="50%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draw:marker-start-width="0.356cm" draw:marker-end="Arrowheads_20_32" draw:marker-end-width="0.457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textarea-horizontal-align="justify" draw:textarea-vertical-align="middle" draw:auto-grow-height="false" fo:min-height="1.376cm" fo:min-width="3.143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width="0.102cm" draw:marker-start-width="0.356cm" draw:marker-end="Arrowheads_20_33" draw:marker-end-width="0.457cm" draw:fill="none" draw:textarea-vertical-align="middle" fo:padding-top="0.176cm" fo:padding-bottom="0.176cm" fo:padding-left="0.301cm" fo:padding-right="0.301cm"/>
    </style:style>
    <style:style style:name="gr23" style:family="graphic" style:parent-style-name="objectwithoutfill">
      <style:graphic-properties svg:stroke-width="0.102cm" draw:marker-start-width="0.356cm" draw:marker-end="Arrowheads_20_34" draw:marker-end-width="0.457cm" draw:fill="none" draw:textarea-vertical-align="middle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draw:marker-start="Arrowheads_20_35" draw:marker-start-width="0.457cm" draw:marker-end="Arrowheads_20_36" draw:marker-end-width="0.457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textarea-horizontal-align="justify" draw:textarea-vertical-align="middle" draw:auto-grow-height="false" fo:min-height="0.779cm" fo:min-width="1.79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677cm" fo:min-width="3.144cm" fo:padding-top="0cm" fo:padding-bottom="0cm" fo:padding-left="0cm" fo:padding-right="0cm"/>
      <style:paragraph-properties style:writing-mode="lr-tb"/>
    </style:style>
    <style:style style:name="gr27" style:family="graphic" style:parent-style-name="objectwithoutfill">
      <style:graphic-properties svg:stroke-width="0.102cm" draw:marker-start-width="0.356cm" draw:marker-end="Arrowheads_20_41" draw:marker-end-width="0.457cm" draw:fill="none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svg:stroke-width="0.102cm" draw:marker-start-width="0.356cm" draw:marker-end="Arrowheads_20_43" draw:marker-end-width="0.457cm" draw:fill="none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textarea-horizontal-align="justify" draw:textarea-vertical-align="middle" draw:auto-grow-height="false" fo:min-height="1.677cm" fo:min-width="2.694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svg:stroke-width="0.102cm" draw:marker-start-width="0.356cm" draw:marker-end="Arrowheads_20_44" draw:marker-end-width="0.457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svg:stroke-width="0.102cm" draw:marker-start-width="0.356cm" draw:marker-end="Arrowheads_20_45" draw:marker-end-width="0.457cm" draw:fill="none" draw:textarea-vertical-align="middle" fo:padding-top="0.176cm" fo:padding-bottom="0.176cm" fo:padding-left="0.301cm" fo:padding-right="0.301cm"/>
    </style:style>
    <style:style style:name="gr32" style:family="graphic" style:parent-style-name="objectwithoutfill">
      <style:graphic-properties svg:stroke-width="0.102cm" draw:marker-start="Arrowheads_20_46" draw:marker-start-width="0.457cm" draw:marker-end="Arrowheads_20_47" draw:marker-end-width="0.457cm" draw:fill="none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draw:marker-start="Arrowheads_20_48" draw:marker-start-width="0.457cm" draw:marker-end="Arrowheads_20_49" draw:marker-end-width="0.457cm" draw:fill="none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textarea-horizontal-align="justify" draw:textarea-vertical-align="middle" draw:auto-grow-height="false" fo:min-height="1.677cm" fo:min-width="3.592cm" fo:padding-top="0cm" fo:padding-bottom="0cm" fo:padding-left="0cm" fo:padding-right="0cm"/>
      <style:paragraph-properties style:writing-mode="lr-tb"/>
    </style:style>
    <style:style style:name="gr35" style:family="graphic" style:parent-style-name="objectwithoutfill">
      <style:graphic-properties svg:stroke-width="0.102cm" draw:marker-start-width="0.356cm" draw:marker-end="Arrowheads_20_51" draw:marker-end-width="0.457cm" draw:fill="none" draw:textarea-vertical-align="middle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102cm" draw:marker-start-width="0.356cm" draw:marker-end="Arrowheads_20_52" draw:marker-end-width="0.457cm" draw:fill="none" draw:textarea-vertical-align="middl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ffbf00" draw:marker-start-width="0.356cm" draw:marker-end="Arrowheads_20_53" draw:marker-end-width="0.457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102cm" draw:marker-start-width="0.356cm" draw:marker-end="Arrowheads_20_53" draw:marker-end-width="0.457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1.8999996185303pt"/>
    </style:style>
    <style:style style:name="P3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/>
      <style:text-properties fo:font-size="11.8999996185303pt"/>
    </style:style>
    <style:style style:name="P4" style:family="paragraph">
      <style:paragraph-properties fo:text-align="center"/>
      <style:text-properties fo:font-size="11.8999996185303pt"/>
    </style:style>
    <style:style style:name="P5" style:family="paragraph">
      <loext:graphic-properties draw:fill="solid" draw:fill-color="#355269"/>
      <style:paragraph-properties fo:text-align="center"/>
      <style:text-properties fo:font-size="11.8999996185303pt"/>
    </style:style>
    <style:style style:name="P6" style:family="paragraph">
      <loext:graphic-properties draw:fill="solid" draw:fill-color="#355269"/>
      <style:paragraph-properties fo:margin-left="0cm" fo:margin-right="0cm" fo:margin-top="0cm" fo:margin-bottom="0cm" fo:line-height="100%" fo:text-align="center" fo:text-indent="0cm"/>
      <style:text-properties fo:font-size="11.8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1.8999996185303pt" fo:font-weight="bold" style:font-weight-asian="bold" style:font-weight-complex="bold"/>
    </style:style>
    <style:style style:name="P9" style:family="paragraph">
      <loext:graphic-properties draw:fill="solid" draw:fill-color="#355269"/>
      <style:paragraph-properties fo:margin-left="0cm" fo:margin-right="0cm" fo:margin-top="0cm" fo:margin-bottom="0cm" fo:line-height="100%" fo:text-align="center" fo:text-indent="0cm"/>
      <style:text-properties fo:font-size="11.8999996185303pt" fo:font-weight="bold" style:font-weight-asian="bold" style:font-weight-complex="bold"/>
    </style:style>
    <style:style style:name="P10" style:family="paragraph">
      <style:paragraph-properties fo:margin-top="0cm" fo:margin-bottom="0cm" fo:text-align="center"/>
      <style:text-properties fo:font-size="9.89999961853027pt" fo:font-style="italic" style:font-style-asian="italic" style:font-style-complex="italic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font-name="Liberation Sans" fo:font-size="12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5pt" style:font-size-complex="15pt"/>
    </style:style>
    <style:style style:name="T4" style:family="text">
      <style:text-properties fo:font-size="10.5pt" fo:font-weight="bold" style:font-size-asian="15pt" style:font-weight-asian="bold" style:font-size-complex="15pt" style:font-weight-complex="bold"/>
    </style:style>
    <style:style style:name="T5" style:family="text">
      <style:text-properties fo:font-size="1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01cm" svg:height="1.905cm" svg:x="23.381cm" svg:y="13.2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175cm" svg:height="1.457cm" svg:x="24.486cm" svg:y="6.519cm">
          <text:p text:style-name="P2"><text:span text:style-name="T1">Upl</text:span><text:span text:style-name="T1">oad</text:span></text:p>
          <text:p text:style-name="P2"><text:span text:style-name="T1">dat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5.715cm" svg:height="1.931cm" svg:x="4.843cm" svg:y="0.33cm">
          <text:p text:style-name="P2"><text:span text:style-name="T1">Read and archive file information and other critical conten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08cm" svg:height="1.457cm" svg:x="0.356cm" svg:y="4.614cm">
          <draw:glue-point draw:id="4" svg:x="1.25cm" svg:y="-4.996cm"/>
          <text:p text:style-name="P2"><text:span text:style-name="T1">Try-ingestion of .nc files on ICOS por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5.824cm" svg:height="1.931cm" svg:x="0.356cm" svg:y="7.976cm">
          <draw:glue-point draw:id="4" svg:x="1.325cm" svg:y="-4.997cm"/>
          <text:p text:style-name="P2"><text:span text:style-name="T1">Generate and archive .json data</text:span></text:p>
          <text:p text:style-name="P2"><text:span text:style-name="T1">and curl 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4.445cm" svg:height="1.931cm" svg:x="8.253cm" svg:y="10.768cm">
          <text:p text:style-name="P2"><text:span text:style-name="T1">C</text:span><text:span text:style-name="T1">h</text:span><text:span text:style-name="T1">e</text:span><text:span text:style-name="T1">c</text:span><text:span text:style-name="T1">k</text:span><text:span text:style-name="T1"> </text:span><text:span text:style-name="T1">p</text:span><text:span text:style-name="T1">e</text:span><text:span text:style-name="T1">r</text:span><text:span text:style-name="T1">m</text:span><text:span text:style-name="T1">i</text:span><text:span text:style-name="T1">s</text:span><text:span text:style-name="T1">s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1">u</text:span><text:span text:style-name="T1">s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6" draw:id="id6" draw:layer="layout" svg:width="4.064cm" svg:height="1.457cm" svg:x="16.231cm" svg:y="11.251cm">
          <draw:glue-point draw:id="4" svg:x="-2.605cm" svg:y="-4.996cm"/>
          <draw:glue-point draw:id="5" svg:x="-0.925cm" svg:y="-4.996cm"/>
          <draw:glue-point draw:id="6" svg:x="5cm" svg:y="-1.262cm"/>
          <draw:glue-point draw:id="7" svg:x="5cm" svg:y="3.095cm"/>
          <draw:glue-point draw:id="8" svg:x="-5cm" svg:y="-4.996cm"/>
          <draw:glue-point draw:id="9" svg:x="-5cm" svg:y="3.095cm"/>
          <draw:glue-point draw:id="10" svg:x="-5cm" svg:y="-4.989cm"/>
          <draw:glue-point draw:id="11" svg:x="-5cm" svg:y="-1.324cm"/>
          <text:p text:style-name="P2"><text:span text:style-name="T1">Uploa</text:span><text:span text:style-name="T1">d</text:span></text:p>
          <text:p text:style-name="P2"><text:span text:style-name="T1">meta-</text:span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7" draw:id="id7" draw:layer="layout" svg:width="3.175cm" svg:height="3.175cm" svg:x="0.134cm" svg:y="0.133cm">
          <text:p text:style-name="P4">dataset_1.nc</text:p>
          <text:p text:style-name="P4">dataset_2.nc</text:p>
          <text:p text:style-name="P4">dataset_3.nc</text:p>
          <text:p text:style-name="P4">dataset_4.nc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2" draw:id="id2" draw:layer="layout" svg:width="4.445cm" svg:height="3.175cm" svg:x="0.356cm" svg:y="11.921cm">
          <text:p text:style-name="P2"><text:span text:style-name="T2">.json for </text:span><text:span text:style-name="T3">dataset</text:span><text:span text:style-name="T3">_1.nc</text:span></text:p>
          <text:p text:style-name="P2"><text:span text:style-name="T2">.json for </text:span><text:span text:style-name="T3">dataset</text:span><text:span text:style-name="T3">_2.nc</text:span></text:p>
          <text:p text:style-name="P2"><text:span text:style-name="T2">.json for </text:span><text:span text:style-name="T3">dataset</text:span><text:span text:style-name="T3">_3.nc</text:span></text:p>
          <text:p text:style-name="P2"><text:span text:style-name="T2">.json for </text:span><text:span text:style-name="T3">dataset</text:span><text:span text:style-name="T3">_4.n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7" draw:layer="layout" draw:type="line" svg:x1="3.268cm" svg:y1="9.907cm" svg:x2="2.579cm" svg:y2="11.921cm" draw:start-shape="id1" draw:start-glue-point="2" draw:end-shape="id2" draw:end-glue-point="5" svg:d="M3268 9907l-689 2014" svg:viewBox="0 0 690 2015">
          <text:p/>
        </draw:connector>
        <draw:connector draw:style-name="gr11" draw:text-style-name="P7" draw:layer="layout" draw:type="curve" svg:x1="7.7cm" svg:y1="2.261cm" svg:x2="2.896cm" svg:y2="4.614cm" draw:start-shape="id3" draw:start-glue-point="2" draw:end-shape="id4" draw:end-glue-point="0" svg:d="M7700 2261c0 1764-4804 588-4804 2353" svg:viewBox="0 0 4805 2354">
          <text:p/>
        </draw:connector>
        <draw:connector draw:style-name="gr12" draw:text-style-name="P7" draw:layer="layout" draw:type="curve" svg:x1="2.896cm" svg:y1="6.071cm" svg:x2="3.268cm" svg:y2="7.976cm" draw:start-shape="id4" draw:start-glue-point="2" draw:end-shape="id1" svg:d="M2896 6071c0 1428 372 476 372 1905" svg:viewBox="0 0 373 1906">
          <text:p/>
        </draw:connector>
        <draw:connector draw:style-name="gr13" draw:text-style-name="P7" draw:layer="layout" draw:type="curve" svg:x1="6.18cm" svg:y1="8.941cm" svg:x2="8.253cm" svg:y2="11.733cm" draw:start-shape="id1" draw:start-glue-point="1" draw:end-shape="id5" draw:end-glue-point="3" svg:d="M6180 8941c1554 0 518 2792 2073 2792" svg:viewBox="0 0 2074 2793">
          <text:p/>
        </draw:connector>
        <draw:connector draw:style-name="gr14" draw:text-style-name="P7" draw:layer="layout" draw:type="curve" svg:x1="12.698cm" svg:y1="11.733cm" svg:x2="16.231cm" svg:y2="11.979cm" draw:start-shape="id5" draw:start-glue-point="1" draw:end-shape="id6" draw:end-glue-point="3" svg:d="M12698 11733c2649 0 883 246 3533 246" svg:viewBox="0 0 3534 247">
          <text:p/>
        </draw:connector>
        <draw:custom-shape draw:style-name="gr15" draw:text-style-name="P9" xml:id="id9" draw:id="id9" draw:layer="layout" svg:width="4.445cm" svg:height="3.175cm" svg:x="13.968cm" svg:y="0.633cm">
          <draw:glue-point draw:id="9" svg:x="-2.141cm" svg:y="2.998cm"/>
          <draw:glue-point draw:id="10" svg:x="-3.57cm" svg:y="-0.998cm"/>
          <draw:glue-point draw:id="11" svg:x="-3.57cm" svg:y="2.998cm"/>
          <draw:glue-point draw:id="12" svg:x="-0.713cm" svg:y="3.001cm"/>
          <draw:glue-point draw:id="13" svg:x="2.143cm" svg:y="3.001cm"/>
          <draw:glue-point draw:id="14" svg:x="0.715cm" svg:y="3.001cm"/>
          <draw:glue-point draw:id="15" svg:x="3.572cm" svg:y="3.001cm"/>
          <draw:glue-point draw:id="16" svg:x="3.572cm" svg:y="-0.998cm"/>
          <draw:glue-point draw:id="17" svg:x="5.001cm" svg:y="2.998cm"/>
          <draw:glue-point draw:id="18" svg:x="5.001cm" svg:y="0.129cm"/>
          <draw:glue-point draw:id="19" svg:x="5.001cm" svg:y="-1.87cm"/>
          <draw:glue-point draw:id="20" svg:x="5.001cm" svg:y="-3.87cm"/>
          <text:p text:style-name="P8"><text:span text:style-name="T4">Full archive .json</text:span></text:p>
          <draw:enhanced-geometry svg:viewBox="0 0 88 21600" draw:glue-points="44 ?f6 44 0 0 10800 44 21600 88 10800" draw:text-areas="0 ?f6 88 ?f3" draw:type="can" draw:modifiers="6005.2896725440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6" draw:text-style-name="P7" draw:layer="layout" draw:type="curve" svg:x1="3.309cm" svg:y1="1.721cm" svg:x2="4.843cm" svg:y2="1.295cm" draw:start-shape="id7" draw:start-glue-point="8" draw:end-shape="id3" draw:end-glue-point="3" svg:d="M3309 1721c1150 0 384-426 1534-426" svg:viewBox="0 0 1535 427">
          <text:p/>
        </draw:connector>
        <draw:frame draw:style-name="gr17" draw:text-style-name="P1" draw:layer="layout" svg:width="0.508cm" svg:height="0.762cm" svg:x="4.913cm" svg:y="1.041cm">
          <draw:image xlink:href="Pictures/1000000000000106000001EED0085BF03CEB051E.png" xlink:type="simple" xlink:show="embed" xlink:actuate="onLoad" draw:mime-type="image/png">
            <text:p/>
          </draw:image>
        </draw:frame>
        <draw:frame draw:style-name="gr17" draw:text-style-name="P1" draw:layer="layout" svg:width="0.508cm" svg:height="0.711cm" svg:x="0.573cm" svg:y="4.926cm">
          <draw:image xlink:href="Pictures/100000010000013E000001C6A35DE6D8101FAE1B.png" xlink:type="simple" xlink:show="embed" xlink:actuate="onLoad" draw:mime-type="image/png">
            <text:p/>
          </draw:image>
        </draw:frame>
        <draw:frame draw:style-name="gr17" draw:text-style-name="P1" draw:layer="layout" svg:width="0.508cm" svg:height="0.787cm" svg:x="1.073cm" svg:y="8.515cm">
          <draw:image xlink:href="Pictures/1000000100000146000001FA8253729BDC4D6394.png" xlink:type="simple" xlink:show="embed" xlink:actuate="onLoad" draw:mime-type="image/png">
            <text:p/>
          </draw:image>
        </draw:frame>
        <draw:frame draw:style-name="gr17" draw:text-style-name="P1" draw:layer="layout" svg:width="0.508cm" svg:height="0.686cm" svg:x="8.688cm" svg:y="11.371cm">
          <draw:image xlink:href="Pictures/1000000100000168000001E2B20EEF83FB841CE0.png" xlink:type="simple" xlink:show="embed" xlink:actuate="onLoad" draw:mime-type="image/png">
            <text:p/>
          </draw:image>
        </draw:frame>
        <draw:frame draw:style-name="gr17" draw:text-style-name="P1" draw:layer="layout" svg:width="0.508cm" svg:height="0.61cm" svg:x="16.766cm" svg:y="11.686cm">
          <draw:image xlink:href="Pictures/10000001000001560000019AA757E820C1BA0068.png" xlink:type="simple" xlink:show="embed" xlink:actuate="onLoad" draw:mime-type="image/png">
            <text:p/>
          </draw:image>
        </draw:frame>
        <draw:frame draw:style-name="gr17" draw:text-style-name="P1" draw:layer="layout" svg:width="0.508cm" svg:height="0.686cm" svg:x="24.813cm" svg:y="6.826cm">
          <draw:image xlink:href="Pictures/1000000100000146000001B0C112137A53406F0E.png" xlink:type="simple" xlink:show="embed" xlink:actuate="onLoad" draw:mime-type="image/png">
            <text:p/>
          </draw:image>
        </draw:frame>
        <draw:connector draw:style-name="gr18" draw:text-style-name="P7" draw:layer="layout" draw:type="curve" draw:line-skew="2.858cm" svg:x1="4.801cm" svg:y1="13.509cm" svg:x2="16.231cm" svg:y2="12.429cm" draw:start-shape="id2" draw:start-glue-point="8" draw:end-shape="id6" draw:end-glue-point="9" svg:d="M4801 13509c12859 0 7145-1080 11430-1080" svg:viewBox="0 0 11431 1081">
          <text:p/>
        </draw:connector>
        <draw:connector draw:style-name="gr19" draw:text-style-name="P7" draw:layer="layout" draw:type="curve" svg:x1="20.295cm" svg:y1="12.429cm" svg:x2="26.073cm" svg:y2="7.976cm" draw:start-shape="id6" draw:start-glue-point="7" draw:end-shape="id8" draw:end-glue-point="2" svg:d="M20295 12429c3852 0 5778-1484 5778-4453" svg:viewBox="0 0 5779 4454">
          <text:p/>
        </draw:connector>
        <draw:connector draw:style-name="gr20" draw:text-style-name="P7" draw:layer="layout" draw:type="curve" svg:x1="10.558cm" svg:y1="1.295cm" svg:x2="14.604cm" svg:y2="3.171cm" draw:start-shape="id3" draw:start-glue-point="1" draw:end-shape="id9" draw:end-glue-point="11" svg:d="M10558 1295c2556 0 533 1876 4046 1876" svg:viewBox="0 0 4047 1877">
          <text:p/>
        </draw:connector>
        <draw:custom-shape draw:style-name="gr21" draw:text-style-name="P10" xml:id="id10" draw:id="id10" draw:layer="layout" svg:width="4.445cm" svg:height="1.946cm" svg:x="7.141cm" svg:y="3.331cm">
          <text:p text:style-name="P10"><text:span text:style-name="T5">Read try-</text:span><text:span text:style-name="T5">ingest curl </text:span><text:span text:style-name="T5">commands </text:span></text:p>
          <text:p text:style-name="P10"><text:span text:style-name="T5">(built from </text:span><text:span text:style-name="T5">step 1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2" draw:text-style-name="P7" draw:layer="layout" draw:type="curve" svg:x1="15.239cm" svg:y1="3.171cm" svg:x2="11.586cm" svg:y2="4.304cm" draw:start-shape="id9" draw:start-glue-point="9" draw:end-shape="id10" draw:end-glue-point="10" svg:d="M15239 3171c0 1707-1231 1422-1698 1279s-169-146-1955-146" svg:viewBox="0 0 3654 1391">
          <text:p/>
        </draw:connector>
        <draw:connector draw:style-name="gr23" draw:text-style-name="P7" draw:layer="layout" draw:type="curve" svg:x1="7.141cm" svg:y1="4.304cm" svg:x2="3.531cm" svg:y2="4.615cm" draw:start-shape="id10" draw:start-glue-point="6" draw:end-shape="id4" draw:end-glue-point="4" svg:d="M7141 4304c-1279 0-1065-95-1648-206s-1962-237-1962 517" svg:viewBox="0 0 3611 602">
          <text:p/>
        </draw:connector>
        <draw:connector draw:style-name="gr24" draw:text-style-name="P7" draw:layer="layout" draw:type="curve" svg:x1="4.039cm" svg:y1="7.977cm" svg:x2="15.874cm" svg:y2="3.172cm" draw:start-shape="id1" draw:start-glue-point="4" draw:end-shape="id9" draw:end-glue-point="12" svg:d="M4039 7977c0-3127 11835-725 11835-4805" svg:viewBox="0 0 11836 4806">
          <text:p/>
        </draw:connector>
        <draw:custom-shape draw:style-name="gr25" draw:text-style-name="P10" xml:id="id13" draw:id="id13" draw:layer="layout" svg:width="2.541cm" svg:height="1.101cm" svg:x="9.18cm" svg:y="8.211cm">
          <text:p text:style-name="P10"><text:span text:style-name="T5">Store/Read cooki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0" xml:id="id11" draw:id="id11" draw:layer="layout" svg:width="4.446cm" svg:height="2.371cm" svg:x="13.056cm" svg:y="6.875cm">
          <text:p text:style-name="P10"><text:span text:style-name="T5">Read curl commands for meta-data upload </text:span></text:p>
          <text:p text:style-name="P10"><text:span text:style-name="T5">(built from step 3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7" draw:text-style-name="P7" draw:layer="layout" draw:type="curve" svg:x1="17.142cm" svg:y1="3.172cm" svg:x2="15.279cm" svg:y2="6.875cm" draw:start-shape="id9" draw:start-glue-point="13" draw:end-shape="id11" draw:end-glue-point="4" svg:d="M17142 3172c0 3253-1863 1402-1863 3703" svg:viewBox="0 0 1864 3704">
          <text:p/>
        </draw:connector>
        <draw:connector draw:style-name="gr28" draw:text-style-name="P7" draw:layer="layout" draw:type="curve" svg:x1="15.279cm" svg:y1="9.246cm" svg:x2="16.231cm" svg:y2="11.787cm" draw:start-shape="id11" draw:start-glue-point="8" draw:end-shape="id6" draw:end-glue-point="11" svg:d="M15279 9246c0 1694 317 2541 952 2541" svg:viewBox="0 0 953 2542">
          <text:p/>
        </draw:connector>
        <draw:custom-shape draw:style-name="gr29" draw:text-style-name="P10" xml:id="id12" draw:id="id12" draw:layer="layout" svg:width="3.81cm" svg:height="2.371cm" svg:x="17.602cm" svg:y="6.875cm">
          <text:p text:style-name="P10"><text:span text:style-name="T5">Store file’s metadata url on successful </text:span></text:p>
          <text:p text:style-name="P10"><text:span text:style-name="T5">meta-data uploa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0" draw:text-style-name="P7" draw:layer="layout" draw:type="curve" svg:x1="20.295cm" svg:y1="11.796cm" svg:x2="19.507cm" svg:y2="9.246cm" draw:start-shape="id6" draw:start-glue-point="6" draw:end-shape="id12" draw:end-glue-point="8" svg:d="M20295 11796c751 0 627-774 242-1036s-1030-11-1030-1514" svg:viewBox="0 0 1337 2551">
          <text:p/>
        </draw:connector>
        <draw:connector draw:style-name="gr31" draw:text-style-name="P7" draw:layer="layout" draw:type="curve" svg:x1="19.507cm" svg:y1="6.875cm" svg:x2="17.777cm" svg:y2="3.172cm" draw:start-shape="id12" draw:start-glue-point="4" draw:end-shape="id9" draw:end-glue-point="15" svg:d="M19507 6875c0-2301-1730-450-1730-3703" svg:viewBox="0 0 1731 3704">
          <text:p/>
        </draw:connector>
        <draw:connector draw:style-name="gr32" draw:text-style-name="P7" draw:layer="layout" draw:type="curve" svg:x1="16.507cm" svg:y1="3.172cm" svg:x2="10.451cm" svg:y2="8.211cm" draw:start-shape="id9" draw:start-glue-point="14" draw:end-shape="id13" draw:end-glue-point="4" svg:d="M16507 3172c0 4255-6056 1736-6056 5039" svg:viewBox="0 0 6057 5040">
          <text:p/>
        </draw:connector>
        <draw:connector draw:style-name="gr33" draw:text-style-name="P7" draw:layer="layout" draw:type="curve" svg:x1="10.451cm" svg:y1="9.312cm" svg:x2="10.475cm" svg:y2="10.768cm" draw:start-shape="id13" draw:start-glue-point="8" draw:end-shape="id5" draw:end-glue-point="0" svg:d="M10451 9312c0 1092 24 364 24 1456" svg:viewBox="0 0 25 1457">
          <text:p/>
        </draw:connector>
        <draw:custom-shape draw:style-name="gr34" draw:text-style-name="P10" xml:id="id14" draw:id="id14" draw:layer="layout" svg:width="5.08cm" svg:height="2.371cm" svg:x="19.507cm" svg:y="3.7cm">
          <text:p text:style-name="P10"><text:span text:style-name="T5">Read curl commands for data upload </text:span></text:p>
          <text:p text:style-name="P10"><text:span text:style-name="T5">(built from steps 3 &amp; 5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5" draw:text-style-name="P7" draw:layer="layout" draw:type="curve" svg:x1="18.412cm" svg:y1="3.171cm" svg:x2="20.251cm" svg:y2="4.047cm" draw:start-shape="id9" draw:start-glue-point="17" draw:end-shape="id14" draw:end-glue-point="5" svg:d="M18412 3171c1226 0 1839 292 1839 876" svg:viewBox="0 0 1840 877">
          <text:p/>
        </draw:connector>
        <draw:connector draw:style-name="gr36" draw:text-style-name="P7" draw:layer="layout" draw:type="curve" svg:x1="22.047cm" svg:y1="6.071cm" svg:x2="24.486cm" svg:y2="7.247cm" draw:start-shape="id14" draw:start-glue-point="8" draw:end-shape="id8" draw:end-glue-point="3" svg:d="M22047 6071c0 784 813 1176 2439 1176" svg:viewBox="0 0 2440 1177">
          <text:p/>
        </draw:connector>
        <draw:connector draw:style-name="gr37" draw:text-style-name="P7" draw:layer="layout" draw:type="line" svg:x1="23.59cm" svg:y1="13.746cm" svg:x2="24.885cm" svg:y2="13.746cm" svg:d="M23590 13746h1295" svg:viewBox="0 0 1296 1">
          <text:p/>
        </draw:connector>
        <draw:connector draw:style-name="gr38" draw:text-style-name="P7" draw:layer="layout" draw:type="line" svg:x1="23.59cm" svg:y1="14.746cm" svg:x2="24.885cm" svg:y2="14.746cm" svg:d="M23590 14746h1295" svg:viewBox="0 0 1296 1">
          <text:p/>
        </draw:connector>
        <draw:frame draw:style-name="gr39" draw:text-style-name="P11" draw:layer="layout" svg:width="2.39cm" svg:height="0.725cm" svg:x="25.119cm" svg:y="13.391cm">
          <draw:text-box>
            <text:p>Code flow</text:p>
          </draw:text-box>
        </draw:frame>
        <draw:frame draw:style-name="gr39" draw:text-style-name="P11" draw:layer="layout" svg:width="2.272cm" svg:height="0.725cm" svg:x="25.119cm" svg:y="14.292cm">
          <draw:text-box>
            <text:p>Data flow</text:p>
          </draw:text-box>
        </draw:frame>
        <presentation:notes draw:style-name="dp2">
          <draw:page-thumbnail draw:style-name="gr4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25%" draw:textarea-horizontal-align="center" draw:auto-grow-height="false" fo:padding-top="0.125cm" fo:padding-bottom="0.125cm" fo:padding-left="0.25cm" fo:padding-right="0.25cm" fo:wrap-option="wrap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6cm" presentation:class="title" presentation:placeholder="true">
        <draw:text-box/>
      </draw:frame>
      <draw:frame presentation:style-name="Default-outline1" draw:layer="backgroundobjects" svg:width="25.199cm" svg:height="9.134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7T11:49:00.331829058</meta:creation-date>
    <dc:date>2022-06-28T10:10:07.033383003</dc:date>
    <meta:editing-duration>PT42M8S</meta:editing-duration>
    <meta:editing-cycles>5</meta:editing-cycles>
    <meta:generator>LibreOffice/7.3.4.2$Linux_X86_64 LibreOffice_project/8cb1c265a8f71ce63e37a2ff337b4f2ebc525cbc</meta:generator>
    <meta:document-statistic meta:object-count="68"/>
  </office:meta>
</office:document-meta>
</file>